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Heading_20_3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T1" style:family="text">
      <style:text-properties fo:font-size="16pt" fo:font-weight="bold" officeooo:rsid="000e4478" style:font-size-asian="16pt" style:font-weight-asian="bold" style:font-size-complex="16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O SCRUM.</text:span><text:line-break/><text:line-break/>Scrum é um <text:span text:style-name="Strong_20_Emphasis">framework ágil</text:span> usado para desenvolver produtos complexos.<text:line-break/>Ele organiza o trabalho em <text:span text:style-name="Strong_20_Emphasis">ciclos iterativos e incrementais</text:span> (Sprints), permitindo inspeção constante, adaptação rápida e entregas contínuas de valor.</text:p>
      <text:p text:style-name="Text_20_body"><text:span text:style-name="Strong_20_Emphasis">Baseado em:</text:span> <text:span text:style-name="Strong_20_Emphasis">empirismo</text:span> (transparência, inspeção, adaptação) e <text:span text:style-name="Strong_20_Emphasis">auto-organização</text:span>.</text:p>
      <text:p text:style-name="P1"/>
      <text:h text:style-name="P2" text:outline-level="2">🔹 Pilares do Scrum</text:h>
      <text:list text:style-name="L1">
        <text:list-item>
          <text:p text:style-name="P3"><text:span text:style-name="Strong_20_Emphasis">Transparência</text:span> – processos e progresso são visíveis a todos.</text:p>
        </text:list-item>
        <text:list-item>
          <text:p text:style-name="P3"><text:span text:style-name="Strong_20_Emphasis">Inspeção</text:span> – revisar frequentemente o trabalho e o progresso.</text:p>
        </text:list-item>
        <text:list-item>
          <text:p text:style-name="P3"><text:span text:style-name="Strong_20_Emphasis">Adaptação</text:span> – ajustar plano, backlog e processos quando necessário.</text:p>
        </text:list-item>
      </text:list>
      <text:p text:style-name="P1"/>
      <text:h text:style-name="P2" text:outline-level="2">🔹 Valores do Scrum</text:h>
      <text:list text:style-name="L2">
        <text:list-item>
          <text:p text:style-name="P4"><text:span text:style-name="Strong_20_Emphasis">Coragem</text:span>: assumir riscos e enfrentar problemas.</text:p>
        </text:list-item>
        <text:list-item>
          <text:p text:style-name="P4"><text:span text:style-name="Strong_20_Emphasis">Foco</text:span>: dedicar-se ao trabalho da Sprint.</text:p>
        </text:list-item>
        <text:list-item>
          <text:p text:style-name="P4"><text:span text:style-name="Strong_20_Emphasis">Comprometimento</text:span>: cumprir os objetivos do time.</text:p>
        </text:list-item>
        <text:list-item>
          <text:p text:style-name="P4"><text:span text:style-name="Strong_20_Emphasis">Respeito</text:span>: valorizar opiniões e habilidades.</text:p>
        </text:list-item>
        <text:list-item>
          <text:p text:style-name="P4"><text:span text:style-name="Strong_20_Emphasis">Abertura</text:span>: estar aberto a mudanças e feedbacks.</text:p>
        </text:list-item>
      </text:list>
      <text:p text:style-name="P1"/>
      <text:h text:style-name="P2" text:outline-level="2">🔹 Papéis no Scrum</text:h>
      <text:h text:style-name="P5" text:outline-level="3">1. <text:span text:style-name="Strong_20_Emphasis">Product Owner (PO)</text:span></text:h>
      <text:list text:style-name="L3">
        <text:list-item>
          <text:p text:style-name="P6">Responsável pelo <text:span text:style-name="Strong_20_Emphasis">valor do produto</text:span>.</text:p>
        </text:list-item>
        <text:list-item>
          <text:p text:style-name="P6">Mantém e prioriza o <text:span text:style-name="Strong_20_Emphasis">Product Backlog</text:span>.</text:p>
        </text:list-item>
        <text:list-item>
          <text:p text:style-name="P6">Define a <text:span text:style-name="Strong_20_Emphasis">visão do produto</text:span> e comunica ao time.</text:p>
        </text:list-item>
        <text:list-item>
          <text:p text:style-name="P6">Toma decisões rápidas sobre prioridades.</text:p>
        </text:list-item>
      </text:list>
      <text:h text:style-name="P5" text:outline-level="3">2. <text:span text:style-name="Strong_20_Emphasis">Scrum Master</text:span></text:h>
      <text:list text:style-name="L4">
        <text:list-item>
          <text:p text:style-name="P7">Garante que o Scrum seja bem compreendido e aplicado.</text:p>
        </text:list-item>
        <text:list-item>
          <text:p text:style-name="P7">Atua como <text:span text:style-name="Strong_20_Emphasis">facilitador</text:span> e <text:span text:style-name="Strong_20_Emphasis">líder servidor</text:span>.</text:p>
        </text:list-item>
        <text:list-item>
          <text:p text:style-name="P7">Remove impedimentos que atrapalham o time.</text:p>
        </text:list-item>
        <text:list-item>
          <text:p text:style-name="P7">Treina a equipe em práticas ágeis.</text:p>
        </text:list-item>
      </text:list>
      <text:h text:style-name="P5" text:outline-level="3">3. <text:span text:style-name="Strong_20_Emphasis">Time de Desenvolvimento</text:span></text:h>
      <text:list text:style-name="L5">
        <text:list-item>
          <text:p text:style-name="P8">De 3 a 9 membros, multidisciplinar.</text:p>
        </text:list-item>
        <text:list-item>
          <text:p text:style-name="P8"><text:soft-page-break/><text:span text:style-name="Strong_20_Emphasis">Auto-organizado</text:span>: decide como trabalhar.</text:p>
        </text:list-item>
        <text:list-item>
          <text:p text:style-name="P8">Responsável por transformar o backlog em <text:span text:style-name="Strong_20_Emphasis">incrementos utilizáveis</text:span>.</text:p>
        </text:list-item>
      </text:list>
      <text:p text:style-name="P1"/>
      <text:h text:style-name="P2" text:outline-level="2">🔹 Artefatos do Scrum</text:h>
      <text:list text:style-name="L6">
        <text:list-item>
          <text:p text:style-name="P9"><text:span text:style-name="Strong_20_Emphasis">Product Backlog</text:span></text:p>
          <text:list>
            <text:list-item>
              <text:p text:style-name="P9">Lista dinâmica de tudo que o produto precisa.</text:p>
            </text:list-item>
            <text:list-item>
              <text:p text:style-name="P9">Sempre em evolução, priorizado pelo PO.</text:p>
            </text:list-item>
          </text:list>
        </text:list-item>
        <text:list-item>
          <text:p text:style-name="P9"><text:span text:style-name="Strong_20_Emphasis">Sprint Backlog</text:span></text:p>
          <text:list>
            <text:list-item>
              <text:p text:style-name="P9">Subconjunto do Product Backlog escolhido para a Sprint.</text:p>
            </text:list-item>
            <text:list-item>
              <text:p text:style-name="P9">Inclui a <text:span text:style-name="Strong_20_Emphasis">Meta da Sprint</text:span> (objetivo principal).</text:p>
            </text:list-item>
          </text:list>
        </text:list-item>
        <text:list-item>
          <text:p text:style-name="P9"><text:span text:style-name="Strong_20_Emphasis">Incremento</text:span></text:p>
          <text:list>
            <text:list-item>
              <text:p text:style-name="P9">Resultado do trabalho da Sprint.</text:p>
            </text:list-item>
            <text:list-item>
              <text:p text:style-name="P9">Deve estar em conformidade com a <text:span text:style-name="Strong_20_Emphasis">Definição de Pronto (DoD)</text:span>.</text:p>
            </text:list-item>
          </text:list>
        </text:list-item>
      </text:list>
      <text:p text:style-name="P1"/>
      <text:h text:style-name="P2" text:outline-level="2">🔹 Eventos do Scrum</text:h>
      <text:list text:style-name="L7">
        <text:list-item>
          <text:p text:style-name="P10"><text:span text:style-name="Strong_20_Emphasis">Sprint</text:span> (1 a 4 semanas, preferencialmente 2 semanas)</text:p>
          <text:list>
            <text:list-item>
              <text:p text:style-name="P10">Ciclo principal, entrega de incremento funcional.</text:p>
            </text:list-item>
            <text:list-item>
              <text:p text:style-name="P10">Não pode ser cancelada sem motivo grave.</text:p>
            </text:list-item>
          </text:list>
        </text:list-item>
        <text:list-item>
          <text:p text:style-name="P10"><text:span text:style-name="Strong_20_Emphasis">Sprint Planning</text:span></text:p>
          <text:list>
            <text:list-item>
              <text:p text:style-name="P10">O que será feito na Sprint? (PO define prioridades).</text:p>
            </text:list-item>
            <text:list-item>
              <text:p text:style-name="P10">Como será feito? (time define estratégia).</text:p>
            </text:list-item>
            <text:list-item>
              <text:p text:style-name="P10">Define a <text:span text:style-name="Strong_20_Emphasis">Meta da Sprint</text:span>.</text:p>
            </text:list-item>
          </text:list>
        </text:list-item>
        <text:list-item>
          <text:p text:style-name="P10"><text:span text:style-name="Strong_20_Emphasis">Daily Scrum (Daily Stand-up)</text:span></text:p>
          <text:list>
            <text:list-item>
              <text:p text:style-name="P10">15 minutos diários.</text:p>
            </text:list-item>
            <text:list-item>
              <text:p text:style-name="P10">Time responde:</text:p>
              <text:list>
                <text:list-item>
                  <text:p text:style-name="P10">O que fiz ontem?</text:p>
                </text:list-item>
                <text:list-item>
                  <text:p text:style-name="P10">O que farei hoje?</text:p>
                </text:list-item>
                <text:list-item>
                  <text:p text:style-name="P10">Há impedimentos?</text:p>
                </text:list-item>
              </text:list>
            </text:list-item>
          </text:list>
        </text:list-item>
        <text:list-item>
          <text:p text:style-name="P10"><text:span text:style-name="Strong_20_Emphasis">Sprint Review</text:span></text:p>
          <text:list>
            <text:list-item>
              <text:p text:style-name="P10">Reunião de <text:span text:style-name="Strong_20_Emphasis">demonstração do incremento</text:span>.</text:p>
            </text:list-item>
            <text:list-item>
              <text:p text:style-name="P10">Aberta a stakeholders, recebe feedback.</text:p>
            </text:list-item>
          </text:list>
        </text:list-item>
        <text:list-item>
          <text:p text:style-name="P10"><text:span text:style-name="Strong_20_Emphasis">Sprint Retrospective</text:span></text:p>
          <text:list>
            <text:list-item>
              <text:p text:style-name="P10"><text:soft-page-break/>Reflexão sobre o processo.</text:p>
            </text:list-item>
            <text:list-item>
              <text:p text:style-name="P10">Identificação de melhorias para a próxima Sprint.</text:p>
            </text:list-item>
          </text:list>
        </text:list-item>
      </text:list>
      <text:p text:style-name="P1"/>
      <text:h text:style-name="P2" text:outline-level="2">🔹 Ciclo Resumido do Scrum</text:h>
      <text:list text:style-name="L8">
        <text:list-item>
          <text:p text:style-name="P11">Criar <text:span text:style-name="Strong_20_Emphasis">Product Backlog</text:span>.</text:p>
        </text:list-item>
        <text:list-item>
          <text:p text:style-name="P11">Escolher itens → formar <text:span text:style-name="Strong_20_Emphasis">Sprint Backlog</text:span>.</text:p>
        </text:list-item>
        <text:list-item>
          <text:p text:style-name="P11">Executar <text:span text:style-name="Strong_20_Emphasis">Sprint</text:span> (com Daily Scrums).</text:p>
        </text:list-item>
        <text:list-item>
          <text:p text:style-name="P11">Entregar <text:span text:style-name="Strong_20_Emphasis">Incremento</text:span>.</text:p>
        </text:list-item>
        <text:list-item>
          <text:p text:style-name="P11">Validar em <text:span text:style-name="Strong_20_Emphasis">Sprint Review</text:span>.</text:p>
        </text:list-item>
        <text:list-item>
          <text:p text:style-name="P11">Melhorar processo na <text:span text:style-name="Strong_20_Emphasis">Retrospective</text:span>.</text:p>
        </text:list-item>
        <text:list-item>
          <text:p text:style-name="P11">Repetir ciclo → até conclusão do produto.</text:p>
        </text:list-item>
      </text:list>
      <text:p text:style-name="P1"/>
      <text:h text:style-name="P2" text:outline-level="2">🔹 Benefícios do Scrum</text:h>
      <text:list text:style-name="L9">
        <text:list-item>
          <text:p text:style-name="P12">Entregas rápidas e incrementais.</text:p>
        </text:list-item>
        <text:list-item>
          <text:p text:style-name="P12">Foco no valor para o cliente.</text:p>
        </text:list-item>
        <text:list-item>
          <text:p text:style-name="P12">Flexibilidade diante de mudanças.</text:p>
        </text:list-item>
        <text:list-item>
          <text:p text:style-name="P12">Melhoria contínua.</text:p>
        </text:list-item>
        <text:list-item>
          <text:p text:style-name="P12">Transparência do progresso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3T21:05:01.786394030</meta:creation-date>
    <dc:date>2025-09-03T21:09:06.158091090</dc:date>
    <meta:editing-duration>PT4M6S</meta:editing-duration>
    <meta:editing-cycles>3</meta:editing-cycles>
    <meta:generator>LibreOffice/25.2.5.2$Linux_X86_64 LibreOffice_project/fb4792146257752f54eab576deb869869b108571</meta:generator>
    <meta:document-statistic meta:table-count="0" meta:image-count="0" meta:object-count="0" meta:page-count="3" meta:paragraph-count="71" meta:word-count="449" meta:character-count="2685" meta:non-whitespace-character-count="2362"/>
  </office:meta>
</office:document-meta>
</file>